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5ea0" officeooo:paragraph-rsid="001c807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c807e" officeooo:paragraph-rsid="001c807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807e" officeooo:paragraph-rsid="001c807e" style:font-size-asian="10.5pt" style:font-weight-asian="normal" style:font-size-complex="12pt" style:font-weight-complex="normal"/>
    </style:style>
    <style:style style:name="T1" style:family="text">
      <style:text-properties officeooo:rsid="001c80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2</text:span></text:p>
      <text:p text:style-name="P1"/>
      <text:p text:style-name="P1"/>
      <text:p text:style-name="P2">mpiprogram.java</text:p>
      <text:p text:style-name="P2"/>
      <text:p text:style-name="P3">import mpi.MPI;</text:p>
      <text:p text:style-name="P3"/>
      <text:p text:style-name="P3"/>
      <text:p text:style-name="P3">public class mpiprogram {</text:p>
      <text:p text:style-name="P3"/>
      <text:p text:style-name="P3"><text:tab/>public static void main(String args[]) {</text:p>
      <text:p text:style-name="P3"><text:tab/><text:tab/></text:p>
      <text:p text:style-name="P3"><text:tab/><text:tab/>//Initialize and finalize</text:p>
      <text:p text:style-name="P3"><text:tab/><text:tab/>MPI.Init(args); <text:s text:c="10"/>//takes a reference to the command line arguments</text:p>
      <text:p text:style-name="P3"/>
      <text:p text:style-name="P3"><text:tab/><text:tab/>int root = 0;</text:p>
      <text:p text:style-name="P3"><text:tab/><text:tab/>//Rank and Size</text:p>
      <text:p text:style-name="P3"><text:tab/><text:tab/>int size = MPI.COMM_WORLD.Size(); <text:s text:c="2"/>//Whenever program is ran in mpi all processes are grouped in an communicator.</text:p>
      <text:p text:style-name="P3"><text:tab/><text:tab/>int rank = MPI.COMM_WORLD.Rank();</text:p>
      <text:p text:style-name="P3"/>
      <text:p text:style-name="P3"><text:tab/><text:tab/>if(rank == root) </text:p>
      <text:p text:style-name="P3"><text:tab/><text:tab/>{</text:p>
      <text:p text:style-name="P3"><text:tab/><text:tab/><text:tab/>System.out.println("Size of MPI Communicator : "+size);</text:p>
      <text:p text:style-name="P3"><text:tab/><text:tab/>}</text:p>
      <text:p text:style-name="P3"><text:tab/><text:tab/>System.out.println("\nThis process has rank "+rank);</text:p>
      <text:p text:style-name="P3"/>
      <text:p text:style-name="P3"><text:tab/><text:tab/>// Initializing the send buffer</text:p>
      <text:p text:style-name="P3"/>
      <text:p text:style-name="P3"><text:tab/><text:tab/>int sendbuf[] = new int[size];</text:p>
      <text:p text:style-name="P3"/>
      <text:p text:style-name="P3"><text:tab/><text:tab/>if(rank == root) {</text:p>
      <text:p text:style-name="P3"/>
      <text:p text:style-name="P3"><text:tab/><text:tab/><text:tab/>sendbuf[0] = 10;</text:p>
      <text:p text:style-name="P3"><text:tab/><text:tab/><text:tab/>sendbuf[1] = 20;</text:p>
      <text:p text:style-name="P3"><text:tab/><text:tab/><text:tab/>sendbuf[2] = 30;</text:p>
      <text:p text:style-name="P3"><text:tab/><text:tab/><text:tab/>sendbuf[3] = 40;</text:p>
      <text:p text:style-name="P3"/>
      <text:p text:style-name="P3"><text:tab/><text:tab/><text:tab/>System.out.println("Data to be scattered by process "+rank+": ");</text:p>
      <text:p text:style-name="P3"><text:tab/><text:tab/><text:tab/>for(int i=0;i&lt;size;i++)</text:p>
      <text:p text:style-name="P3"><text:tab/><text:tab/><text:tab/>{</text:p>
      <text:p text:style-name="P3"/>
      <text:p text:style-name="P3"><text:tab/><text:tab/><text:tab/><text:tab/>System.out.print("\n"+sendbuf[i]+" ");</text:p>
      <text:p text:style-name="P3"><text:tab/><text:tab/><text:tab/>}<text:tab/></text:p>
      <text:p text:style-name="P3"><text:tab/><text:tab/>}</text:p>
      <text:p text:style-name="P3"><text:tab/><text:tab/>int recvbuf[] = new int[1]; <text:s text:c="37"/>//Declaring receive buffer</text:p>
      <text:p text:style-name="P3"><text:tab/></text:p>
      <text:p text:style-name="P3"><text:soft-page-break/><text:tab/><text:tab/>//scatter (it sends chunk of array to different processes)</text:p>
      <text:p text:style-name="P3"><text:tab/><text:tab/></text:p>
      <text:p text:style-name="P3"><text:tab/><text:tab/>MPI.COMM_WORLD.Scatter(sendbuf, 0, 1, MPI.INT, <text:s text:c="3"/>//(Send buffer, Start of the data in buffer, chunk size,datatype)</text:p>
      <text:p text:style-name="P3"><text:tab/><text:tab/><text:tab/><text:tab/><text:tab/> recvbuf, 0, 1, MPI.INT,</text:p>
      <text:p text:style-name="P3"><text:tab/><text:tab/><text:tab/><text:tab/><text:tab/>root);</text:p>
      <text:p text:style-name="P3"><text:tab/><text:tab/>//double the data</text:p>
      <text:p text:style-name="P3"/>
      <text:p text:style-name="P3"><text:tab/><text:tab/>System.out.println("Process "+rank+" has data: "+recvbuf[0]);<text:tab/><text:tab/></text:p>
      <text:p text:style-name="P3"><text:tab/><text:tab/>recvbuf[0] = recvbuf[0]*2;</text:p>
      <text:p text:style-name="P3"><text:tab/><text:tab/></text:p>
      <text:p text:style-name="P3"><text:tab/><text:tab/>//gather(it takes each process and gathers them to the root process)</text:p>
      <text:p text:style-name="P3"/>
      <text:p text:style-name="P3"><text:tab/><text:tab/>MPI.COMM_WORLD.Gather(recvbuf, 0, 1, MPI.INT,</text:p>
      <text:p text:style-name="P3"><text:tab/><text:tab/><text:tab/><text:tab/> <text:s text:c="14"/>sendbuf, 0, 1, MPI.INT,</text:p>
      <text:p text:style-name="P3"><text:tab/><text:tab/><text:tab/><text:tab/> <text:s text:c="14"/>root);</text:p>
      <text:p text:style-name="P3"/>
      <text:p text:style-name="P3"><text:tab/><text:tab/>//display the doubled data</text:p>
      <text:p text:style-name="P3"><text:tab/><text:tab/>if(rank == root) {</text:p>
      <text:p text:style-name="P3"><text:tab/><text:tab/><text:tab/>System.out.println("The root process "+rank +" has data: ");</text:p>
      <text:p text:style-name="P3"><text:tab/><text:tab/><text:tab/>for(int i=0;i&lt;size;i++)</text:p>
      <text:p text:style-name="P3"><text:tab/><text:tab/><text:tab/><text:tab/>System.out.print(sendbuf[i]+" ");</text:p>
      <text:p text:style-name="P3"><text:tab/><text:tab/>}</text:p>
      <text:p text:style-name="P3"/>
      <text:p text:style-name="P3"><text:tab/><text:tab/>MPI.Finalize();</text:p>
      <text:p text:style-name="P3"><text:tab/>}</text:p>
      <text:p text:style-name="P3">}</text:p>
      <text:p text:style-name="P3"/>
      <text:p text:style-name="P3"/>
      <text:p text:style-name="P2">Prime.java</text:p>
      <text:p text:style-name="P2"/>
      <text:p text:style-name="P3">import mpi.*;</text:p>
      <text:p text:style-name="P3">import java.util.ArrayList;</text:p>
      <text:p text:style-name="P3"/>
      <text:p text:style-name="P3">public class Prime{</text:p>
      <text:p text:style-name="P3"><text:s text:c="4"/>final static int numbers = 20; // End point should be N</text:p>
      <text:p text:style-name="P3"><text:s text:c="4"/></text:p>
      <text:p text:style-name="P3"><text:s text:c="4"/>static int size, position; // Total number of size</text:p>
      <text:p text:style-name="P3"><text:s text:c="8"/></text:p>
      <text:p text:style-name="P3"><text:s text:c="4"/>final static ArrayList&lt;Integer&gt; primes = new ArrayList&lt;&gt;();; <text:s text:c="3"/></text:p>
      <text:p text:style-name="P3"/>
      <text:p text:style-name="P3"><text:s text:c="4"/>public static void main(String[] args) throws Exception {</text:p>
      <text:p text:style-name="P3"><text:s text:c="8"/>MPI.Init(args);</text:p>
      <text:p text:style-name="P3"><text:s text:c="8"/></text:p>
      <text:p text:style-name="P3"><text:s text:c="8"/>position = MPI.COMM_WORLD.Rank(); // Position [0 / 1]</text:p>
      <text:p text:style-name="P3"><text:s text:c="8"/>size = MPI.COMM_WORLD.Size(); // size [2]</text:p>
      <text:p text:style-name="P3"><text:s text:c="8"/></text:p>
      <text:p text:style-name="P3"><text:s text:c="8"/>int begin = position * (numbers / size);</text:p>
      <text:p text:style-name="P3"><text:s text:c="8"/>int end = begin + (numbers / size);</text:p>
      <text:p text:style-name="P3"><text:soft-page-break/><text:s text:c="8"/></text:p>
      <text:p text:style-name="P3"><text:s text:c="8"/>ArrayList&lt;Integer&gt; temporaryStorage = new ArrayList&lt;&gt;();</text:p>
      <text:p text:style-name="P3"><text:s text:c="8"/>for(int i = begin; i &lt; end; i++){</text:p>
      <text:p text:style-name="P3"><text:s text:c="12"/>if(isNumberPrime(i)){</text:p>
      <text:p text:style-name="P3"><text:s text:c="16"/>temporaryStorage.add(i);</text:p>
      <text:p text:style-name="P3"><text:s text:c="12"/>}</text:p>
      <text:p text:style-name="P3"><text:s text:c="8"/>}</text:p>
      <text:p text:style-name="P3"><text:s text:c="7"/></text:p>
      <text:p text:style-name="P3"><text:s text:c="8"/>// Send back the length the storage currently is</text:p>
      <text:p text:style-name="P3"><text:s text:c="8"/>if(position &gt; 0){</text:p>
      <text:p text:style-name="P3"><text:s text:c="12"/>int[] sendBuf = new int[]{temporaryStorage.size()};</text:p>
      <text:p text:style-name="P3"><text:s text:c="12"/>MPI.COMM_WORLD.Send(sendBuf, 0, 1, MPI.INT, 0, 1);</text:p>
      <text:p text:style-name="P3"><text:s text:c="12"/>System.out.println("SendBuf Completed");</text:p>
      <text:p text:style-name="P3"><text:s text:c="12"/>for(int i = 0; i &lt; temporaryStorage.size(); i++){</text:p>
      <text:p text:style-name="P3"><text:s text:c="16"/>int[] send = new int[]{temporaryStorage.get(i)};</text:p>
      <text:p text:style-name="P3"><text:s text:c="16"/>MPI.COMM_WORLD.Send(send, 0, 1, MPI.INT, 0, 0);</text:p>
      <text:p text:style-name="P3"><text:s text:c="16"/>System.out.println("Send ["+i+"] : " + temporaryStorage.get(i));</text:p>
      <text:p text:style-name="P3"><text:s text:c="12"/>}</text:p>
      <text:p text:style-name="P3"><text:s text:c="8"/>} else {</text:p>
      <text:p text:style-name="P3"><text:s text:c="12"/>for(int i = 0; i &lt; temporaryStorage.size(); i++){</text:p>
      <text:p text:style-name="P3"><text:s text:c="16"/>primes.add(temporaryStorage.get(i));</text:p>
      <text:p text:style-name="P3"><text:s text:c="12"/>}</text:p>
      <text:p text:style-name="P3"><text:s text:c="12"/></text:p>
      <text:p text:style-name="P3"><text:s text:c="12"/>int[] recvBuf = new int[1];</text:p>
      <text:p text:style-name="P3"><text:s text:c="12"/>for (int src = 1; src &lt; size; src++) {</text:p>
      <text:p text:style-name="P3"><text:s text:c="16"/>MPI.COMM_WORLD.Recv(recvBuf, 0, 1, MPI.INT, src, 1);</text:p>
      <text:p text:style-name="P3"><text:s text:c="16"/>System.out.println("recvBuf Completed");</text:p>
      <text:p text:style-name="P3"><text:s text:c="16"/>for (int ind = 1; ind &lt;= recvBuf[0]; ind++) {</text:p>
      <text:p text:style-name="P3"><text:s text:c="20"/>int[] recv = new int[1];</text:p>
      <text:p text:style-name="P3"><text:s text:c="20"/>MPI.COMM_WORLD.Recv(recv, 0, 1, MPI.INT, src, 0);</text:p>
      <text:p text:style-name="P3"><text:s text:c="20"/>System.out.println("Recv ["+ind+"] : " + recv[0]);</text:p>
      <text:p text:style-name="P3"><text:s text:c="20"/>primes.add(recv[0]);</text:p>
      <text:p text:style-name="P3"><text:s text:c="16"/>}</text:p>
      <text:p text:style-name="P3"><text:s text:c="12"/>}</text:p>
      <text:p text:style-name="P3"><text:s text:c="8"/>}</text:p>
      <text:p text:style-name="P3"><text:s text:c="8"/></text:p>
      <text:p text:style-name="P3"><text:s text:c="8"/>MPI.Finalize();</text:p>
      <text:p text:style-name="P3"><text:s text:c="4"/>}</text:p>
      <text:p text:style-name="P3"><text:s text:c="4"/>// checking prime or not</text:p>
      <text:p text:style-name="P3"><text:s text:c="4"/>public static boolean isNumberPrime(int number) { <text:s/></text:p>
      <text:p text:style-name="P3"><text:s text:c="8"/>if(number &lt;= 1) return false;</text:p>
      <text:p text:style-name="P3"><text:s text:c="8"/>for(int i = 2; i &lt;= Math.sqrt(number); ++i)</text:p>
      <text:p text:style-name="P3"><text:s text:c="8"/>{</text:p>
      <text:p text:style-name="P3"><text:s text:c="12"/>if(number % i == 0) return false;</text:p>
      <text:p text:style-name="P3"><text:s text:c="8"/>}</text:p>
      <text:p text:style-name="P3"><text:s text:c="8"/></text:p>
      <text:p text:style-name="P3"><text:s text:c="8"/>return true; <text:s/></text:p>
      <text:p text:style-name="P3"><text:s text:c="3"/>}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5:59:03.962660538</meta:creation-date>
    <dc:date>2022-04-27T16:13:50.708234555</dc:date>
    <meta:editing-duration>PT4M28S</meta:editing-duration>
    <meta:editing-cycles>1</meta:editing-cycles>
    <meta:document-statistic meta:table-count="0" meta:image-count="0" meta:object-count="0" meta:page-count="3" meta:paragraph-count="120" meta:word-count="452" meta:character-count="3963" meta:non-whitespace-character-count="2777"/>
    <meta:generator>LibreOffice/6.4.7.2$Linux_X86_64 LibreOffice_project/40$Build-2</meta:generator>
  </office:meta>
</office:document-meta>
</file>